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2088E69F4527BF4BFC0.png" manifest:media-type="image/png"/>
  <manifest:file-entry manifest:full-path="Pictures/1000000000000384000002B95F3B2102BEF6C57E.png" manifest:media-type="image/png"/>
  <manifest:file-entry manifest:full-path="Pictures/1000000000000168000001683DBE3927BDE017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8cm" fo:min-width="1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8cm" fo:min-width="2.3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Pontas_20_das_20_setas_20_2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objectwithoutfill">
      <style:graphic-properties draw:stroke="solid" draw:stroke-dash="Long_20_Dot" draw:marker-end="Pontas_20_das_20_setas_20_2" draw:fill="none" draw:textarea-vertical-align="middle"/>
    </style:style>
    <style:style style:name="gr11" style:family="graphic" style:parent-style-name="standard">
      <style:graphic-properties draw:stroke="dash" draw:stroke-dash="Dash" svg:stroke-color="#000000" draw:fill="solid" draw:fill-color="#ffffff" draw:textarea-horizontal-align="justify" draw:textarea-vertical-align="middle" draw:auto-grow-height="false" fo:min-height="4.25cm" fo:min-width="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0.75cm" fo:min-width="4cm"/>
      <style:paragraph-properties style:writing-mode="lr-tb"/>
    </style:style>
    <style:style style:name="gr14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d7"/>
      <style:paragraph-properties fo:text-align="center"/>
    </style:style>
    <style:style style:name="P7" style:family="paragraph">
      <loext:graphic-properties draw:fill="none"/>
      <style:paragraph-properties fo:margin-top="0.3cm" fo:margin-bottom="0cm" fo:text-align="center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-color="#ffbf00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position="0% 100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xml:id="id1" draw:id="id1" draw:layer="layout" svg:width="2.216cm" svg:height="1.716cm" svg:x="1.784cm" svg:y="3.034cm">
          <draw:image xlink:href="Pictures/1000000000000384000002B95F3B2102BEF6C57E.png" xlink:type="simple" xlink:show="embed" xlink:actuate="onLoad" draw:mime-type="image/png">
            <text:p/>
          </draw:image>
        </draw:frame>
        <draw:line draw:style-name="gr2" draw:text-style-name="P2" draw:layer="layout" svg:x1="4.25cm" svg:y1="4cm" svg:x2="6cm" svg:y2="4cm">
          <text:p/>
        </draw:line>
        <draw:frame draw:style-name="gr3" draw:text-style-name="P3" draw:layer="layout" svg:width="1.75cm" svg:height="2.384cm" svg:x="4.5cm" svg:y="3.25cm">
          <draw:text-box>
            <text:p><text:span text:style-name="T1">web</text:span></text:p>
          </draw:text-box>
        </draw:frame>
        <draw:frame draw:style-name="gr1" draw:text-style-name="P1" draw:layer="layout" svg:width="2.25cm" svg:height="2.25cm" svg:x="1.75cm" svg:y="5.5cm">
          <draw:image xlink:href="Pictures/1000000000000168000001683DBE3927BDE017FC.png" xlink:type="simple" xlink:show="embed" xlink:actuate="onLoad" draw:mime-type="image/png">
            <text:p/>
          </draw:image>
        </draw:frame>
        <draw:line draw:style-name="gr2" draw:text-style-name="P2" draw:layer="layout" svg:x1="4.25cm" svg:y1="6.75cm" svg:x2="6cm" svg:y2="6.75cm">
          <text:p/>
        </draw:line>
        <draw:frame draw:style-name="gr4" draw:text-style-name="P5" draw:layer="layout" svg:width="2.5cm" svg:height="1.275cm" svg:x="4.25cm" svg:y="6cm">
          <draw:text-box>
            <text:p text:style-name="P4"><text:span text:style-name="T2">mobile</text:span></text:p>
          </draw:text-box>
        </draw:frame>
        <draw:custom-shape draw:style-name="gr5" draw:text-style-name="P6" xml:id="id3" draw:id="id3" draw:layer="layout" svg:width="1.75cm" svg:height="8.25cm" svg:x="6.25cm" svg:y="1.75cm">
          <text:p text:style-name="P1">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4cm" svg:height="4cm" svg:x="4.25cm" svg:y="13cm">
          <text:p text:style-name="P1">EC2 A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.892cm" svg:y1="3.034cm" svg:x2="4.25cm" svg:y2="15cm" draw:start-shape="id1" draw:start-glue-point="0" draw:end-shape="id2" draw:end-glue-point="6" svg:d="M2892 3034v-500h-1608v12466h2966" svg:viewBox="0 0 2967 12467">
          <text:p/>
        </draw:connector>
        <draw:connector draw:style-name="gr7" draw:text-style-name="P1" draw:layer="layout" svg:x1="6.25cm" svg:y1="13cm" svg:x2="7.125cm" svg:y2="10cm" draw:start-shape="id2" draw:start-glue-point="4" draw:end-shape="id3" draw:end-glue-point="2" svg:d="M6250 13000v-1500h875v-1500" svg:viewBox="0 0 876 3001">
          <text:p/>
        </draw:connector>
        <draw:line draw:style-name="gr8" draw:text-style-name="P7" draw:layer="layout" svg:x1="8.5cm" svg:y1="6.306cm" svg:x2="15.25cm" svg:y2="6.306cm">
          <text:p><text:span text:style-name="T2"/></text:p>
        </draw:line>
        <draw:frame draw:style-name="gr9" draw:text-style-name="P9" draw:layer="layout" svg:width="3.5cm" svg:height="1.361cm" svg:x="10.25cm" svg:y="8.889cm">
          <draw:text-box>
            <text:p text:style-name="P8"><text:span text:style-name="T2">Dados de usuário</text:span></text:p>
          </draw:text-box>
        </draw:frame>
        <draw:line draw:style-name="gr10" draw:text-style-name="P2" draw:layer="layout" svg:x1="8.5cm" svg:y1="7.25cm" svg:x2="13cm" svg:y2="13.75cm">
          <text:p/>
        </draw:line>
        <draw:custom-shape draw:style-name="gr11" draw:text-style-name="P10" draw:layer="layout" svg:width="7.5cm" svg:height="4.5cm" svg:x="10.25cm" svg:y="14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Usuários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4.25cm" svg:height="0.806cm" svg:x="10cm" svg:y="5.5cm">
          <draw:text-box>
            <text:p text:style-name="P8"><text:span text:style-name="T2">Pagamento</text:span></text:p>
          </draw:text-box>
        </draw:frame>
        <draw:frame draw:style-name="gr12" draw:text-style-name="P12" draw:layer="layout" svg:width="10.25cm" svg:height="1.361cm" svg:x="9.25cm" svg:y="18.75cm">
          <draw:text-box>
            <text:p text:style-name="P11">Cadastro de usuário e compras realizadas</text:p>
          </draw:text-box>
        </draw:frame>
        <draw:frame draw:style-name="gr1" draw:text-style-name="P1" xml:id="id6" draw:id="id6" draw:layer="layout" svg:width="2.925cm" svg:height="2.404cm" svg:x="15.825cm" svg:y="1.096cm">
          <draw:image xlink:href="Pictures/1000000000000384000002088E69F4527BF4BFC0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4cm" svg:height="3.288cm" svg:x="12cm" svg:y="14.212cm">
          <draw:image xlink:href="Pictures/1000000000000384000002088E69F4527BF4BFC0.png" xlink:type="simple" xlink:show="embed" xlink:actuate="onLoad" draw:mime-type="image/png">
            <text:p/>
          </draw:image>
        </draw:frame>
        <draw:custom-shape draw:style-name="gr6" draw:text-style-name="P13" xml:id="id5" draw:id="id5" draw:layer="layout" svg:width="4cm" svg:height="4cm" svg:x="23cm" svg:y="12cm">
          <text:p text:style-name="P13"><text:span text:style-name="T3">Database A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6cm" svg:y1="15.856cm" svg:x2="23cm" svg:y2="14cm" draw:start-shape="id4" draw:start-glue-point="1" draw:end-shape="id5" draw:end-glue-point="6" svg:d="M16000 15856h3500v-1856h3500" svg:viewBox="0 0 7001 1857">
          <text:p/>
        </draw:connector>
        <draw:connector draw:style-name="gr7" draw:text-style-name="P1" draw:layer="layout" svg:x1="18.75cm" svg:y1="2.298cm" svg:x2="25cm" svg:y2="12cm" draw:start-shape="id6" draw:start-glue-point="1" draw:end-shape="id5" draw:end-glue-point="4" svg:d="M18750 2298h6250v9702" svg:viewBox="0 0 6251 9703">
          <text:p/>
        </draw:connector>
        <draw:custom-shape draw:style-name="gr13" draw:text-style-name="P14" draw:layer="layout" svg:width="4.5cm" svg:height="1cm" svg:x="15.5cm" svg:y="5.75cm">
          <text:p text:style-name="P1"><text:span text:style-name="T2">Pagamento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7.25cm" svg:y1="5.5cm" svg:x2="17.25cm" svg:y2="3.5cm">
          <text:p/>
        </draw:line>
        <draw:frame draw:style-name="gr12" draw:text-style-name="P9" draw:layer="layout" svg:width="5.5cm" svg:height="1.361cm" svg:x="17.25cm" svg:y="4.25cm">
          <draw:text-box>
            <text:p text:style-name="P8"><text:span text:style-name="T2">Gravar pagamento</text:span></text:p>
          </draw:text-box>
        </draw:frame>
        <draw:line draw:style-name="gr15" draw:text-style-name="P2" xml:id="id7" draw:id="id7" draw:layer="layout" svg:x1="15.75cm" svg:y1="3cm" svg:x2="8.25cm" svg:y2="3cm">
          <text:p/>
        </draw:line>
        <draw:connector draw:style-name="gr7" draw:text-style-name="P1" draw:layer="layout" draw:line-skew="-5.431cm" svg:x1="14cm" svg:y1="14.212cm" svg:x2="15.75cm" svg:y2="3cm" draw:start-shape="id4" draw:start-glue-point="0" draw:end-shape="id7" svg:d="M14000 14212v-10962h1750v-250" svg:viewBox="0 0 1751 11213">
          <text:p/>
        </draw:connector>
        <draw:frame draw:style-name="gr16" draw:text-style-name="P9" draw:layer="layout" svg:width="4.75cm" svg:height="0.806cm" svg:x="10.5cm" svg:y="2.194cm">
          <draw:text-box>
            <text:p text:style-name="P8"><text:span text:style-name="T2">Respost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7 20 13" svg:d="M0 20l10-13 10 13z"/>
    <draw:marker draw:name="Pontas_20_das_20_setas_20_2" draw:display-name="Pontas das setas 2" svg:viewBox="0 0 20 40" svg:d="M0 40l10-40 10 4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14:46:05.590000000</meta:creation-date>
    <dc:date>2021-03-18T19:13:58.661000000</dc:date>
    <meta:editing-duration>PT54M11S</meta:editing-duration>
    <meta:editing-cycles>3</meta:editing-cycles>
    <meta:generator>LibreOffice/7.1.1.2$Windows_X86_64 LibreOffice_project/fe0b08f4af1bacafe4c7ecc87ce55bb426164676</meta:generator>
    <meta:document-statistic meta:object-count="27"/>
  </office:meta>
</office:document-meta>
</file>